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996cm"/>
    </style:style>
    <style:style style:name="Tableau1.B" style:family="table-column">
      <style:table-column-properties style:column-width="8.017cm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7" style:family="table-row">
      <style:table-row-properties style:min-row-height="0.203cm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96cm"/>
    </style:style>
    <style:style style:name="Tableau2.B" style:family="table-column">
      <style:table-column-properties style:column-width="8.017cm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A3" style:family="table-cell">
      <style:table-cell-properties fo:padding="0.097cm" fo:border-left="0.05pt solid #ffffff" fo:border-right="none" fo:border-top="none" fo:border-bottom="0.05pt solid #ffffff"/>
    </style:style>
    <style:style style:name="Tableau2.A11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eau2.B11" style:family="table-cell">
      <style:table-cell-properties fo:background-color="transparent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style:text-underline-style="none" fo:font-weight="bold" officeooo:paragraph-rsid="000692e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officeooo:paragraph-rsid="000692e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officeooo:rsid="0027940d" officeooo:paragraph-rsid="000692e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officeooo:rsid="000b438b" officeooo:paragraph-rsid="000692e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rsid="001fbe68" officeooo:paragraph-rsid="000692e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tyle="italic" officeooo:paragraph-rsid="000692ed" style:font-style-asian="italic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weight="bold" officeooo:rsid="00162655" officeooo:paragraph-rsid="000692e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officeooo:rsid="00162655" officeooo:paragraph-rsid="000692ed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rsid="001147cf" officeooo:paragraph-rsid="001147cf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officeooo:rsid="001147cf" officeooo:paragraph-rsid="0011c864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rsid="00132c75" officeooo:paragraph-rsid="00132c75"/>
    </style:style>
    <style:style style:name="P12" style:family="paragraph" style:parent-style-name="titre2">
      <style:text-properties style:font-name="Times New Roman" officeooo:rsid="000692ed" officeooo:paragraph-rsid="000692ed"/>
    </style:style>
    <style:style style:name="P13" style:family="paragraph" style:parent-style-name="titre2">
      <style:paragraph-properties fo:text-align="justify" style:justify-single-word="false"/>
      <style:text-properties style:font-name="Times New Roman" officeooo:rsid="000692ed" officeooo:paragraph-rsid="000692ed"/>
    </style:style>
    <style:style style:name="P14" style:family="paragraph" style:parent-style-name="titre2">
      <style:paragraph-properties fo:text-align="justify" style:justify-single-word="false"/>
      <style:text-properties style:font-name="Times New Roman" officeooo:rsid="0027940d" officeooo:paragraph-rsid="000692ed"/>
    </style:style>
    <style:style style:name="P15" style:family="paragraph" style:parent-style-name="titre3">
      <style:text-properties style:font-name="Times New Roman" officeooo:rsid="000692ed" officeooo:paragraph-rsid="000692ed"/>
    </style:style>
    <style:style style:name="P16" style:family="paragraph" style:parent-style-name="l">
      <style:text-properties style:use-window-font-color="true" officeooo:rsid="000692ed" officeooo:paragraph-rsid="000692ed" fo:background-color="transparent"/>
    </style:style>
    <style:style style:name="P17" style:family="paragraph" style:parent-style-name="front_5f_main">
      <style:text-properties officeooo:rsid="000692ed" officeooo:paragraph-rsid="000692ed"/>
    </style:style>
    <style:style style:name="P18" style:family="paragraph" style:parent-style-name="front_5f_main">
      <style:paragraph-properties fo:text-align="justify" style:justify-single-word="false"/>
      <style:text-properties style:font-name="Times New Roman" officeooo:paragraph-rsid="000692e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Times New Roman" fo:font-size="15pt" fo:language="en" fo:country="US" fo:font-style="normal" style:text-underline-style="none" fo:font-weight="bold" officeooo:rsid="00078381" officeooo:paragraph-rsid="0005d05b" fo:background-color="transparent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paragraph-rsid="000692ed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002463" officeooo:paragraph-rsid="000692ed" fo:background-color="transparent" style:font-weight-asian="bold" style:font-weight-complex="bold"/>
    </style:style>
    <style:style style:name="P22" style:family="paragraph" style:parent-style-name="Standard">
      <style:text-properties officeooo:paragraph-rsid="000692ed"/>
    </style:style>
    <style:style style:name="P23" style:family="paragraph" style:parent-style-name="Standard">
      <style:paragraph-properties fo:text-align="justify" style:justify-single-word="false"/>
      <style:text-properties style:font-name="Times New Roman" officeooo:paragraph-rsid="000692ed"/>
    </style:style>
    <style:style style:name="P24" style:family="paragraph" style:parent-style-name="Standard">
      <style:paragraph-properties fo:text-align="justify" style:justify-single-word="false"/>
      <style:text-properties style:font-name="Times New Roman" officeooo:rsid="00002463" officeooo:paragraph-rsid="000692ed"/>
    </style:style>
    <style:style style:name="P25" style:family="paragraph" style:parent-style-name="Standard">
      <style:paragraph-properties fo:text-align="center" style:justify-single-word="false"/>
      <style:text-properties fo:text-transform="uppercase" fo:color="#800080" style:font-name="Times New Roman" fo:font-size="16pt" fo:font-weight="bold" officeooo:rsid="000692ed" officeooo:paragraph-rsid="000692ed" fo:background-color="transparent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fo:text-transform="uppercase" fo:color="#bf0041" style:font-name="Times New Roman" fo:font-weight="bold" officeooo:paragraph-rsid="000692ed" fo:background-color="transparent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fo:text-transform="uppercase" style:use-window-font-color="true" style:font-name="Times New Roman" fo:font-size="15pt" style:text-underline-style="none" fo:font-weight="bold" officeooo:rsid="0001e922" officeooo:paragraph-rsid="000692ed" fo:background-color="#ffffff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center" style:justify-single-word="false"/>
      <style:text-properties fo:text-transform="uppercase" style:use-window-font-color="true" style:font-name="Times New Roman" fo:font-size="15pt" fo:language="en" fo:country="US" fo:font-style="normal" style:text-underline-style="none" fo:font-weight="bold" officeooo:rsid="0014e499" officeooo:paragraph-rsid="0014e499" fo:background-color="transparent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0002463" officeooo:paragraph-rsid="000692ed"/>
    </style:style>
    <style:style style:name="P30" style:family="paragraph" style:parent-style-name="Standard">
      <style:paragraph-properties fo:text-align="justify" style:justify-single-word="false"/>
      <style:text-properties officeooo:rsid="000cddd1" officeooo:paragraph-rsid="000cddd1"/>
    </style:style>
    <style:style style:name="P31" style:family="paragraph" style:parent-style-name="Standard">
      <style:text-properties officeooo:rsid="001147cf" officeooo:paragraph-rsid="001147cf"/>
    </style:style>
    <style:style style:name="P32" style:family="paragraph" style:parent-style-name="Standard">
      <style:text-properties officeooo:rsid="001454df" officeooo:paragraph-rsid="001454df"/>
    </style:style>
    <style:style style:name="P33" style:family="paragraph" style:parent-style-name="Standard">
      <style:paragraph-properties fo:text-align="center" style:justify-single-word="false" fo:break-before="page"/>
      <style:text-properties fo:text-transform="uppercase" fo:font-size="15pt" fo:font-weight="bold" style:font-size-asian="15pt" style:font-weight-asian="bold" style:font-size-complex="15pt" style:font-weight-complex="bold"/>
    </style:style>
    <style:style style:name="P34" style:family="paragraph" style:parent-style-name="front_5f_sub">
      <style:paragraph-properties fo:text-align="justify" style:justify-single-word="false"/>
      <style:text-properties officeooo:paragraph-rsid="000692ed"/>
    </style:style>
    <style:style style:name="P35" style:family="paragraph" style:parent-style-name="titre1">
      <style:paragraph-properties fo:text-align="justify" style:justify-single-word="false"/>
      <style:text-properties style:font-name="Times New Roman" officeooo:paragraph-rsid="000692ed"/>
    </style:style>
    <style:style style:name="P36" style:family="paragraph" style:parent-style-name="titre1">
      <style:text-properties style:use-window-font-color="true" officeooo:rsid="000692ed" officeooo:paragraph-rsid="000692ed" fo:background-color="transparent"/>
    </style:style>
    <style:style style:name="P37" style:family="paragraph" style:parent-style-name="figure">
      <style:text-properties officeooo:paragraph-rsid="000692ed"/>
    </style:style>
    <style:style style:name="P38" style:family="paragraph" style:parent-style-name="term">
      <style:text-properties style:use-window-font-color="true" officeooo:rsid="000692ed" officeooo:paragraph-rsid="000692ed" fo:background-color="transparent"/>
    </style:style>
    <style:style style:name="P39" style:family="paragraph" style:parent-style-name="p">
      <style:text-properties officeooo:rsid="000692ed" officeooo:paragraph-rsid="000692ed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Standard">
      <style:text-properties fo:font-weight="bold" officeooo:rsid="00164070" officeooo:paragraph-rsid="00164070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officeooo:paragraph-rsid="000692ed"/>
    </style:style>
    <style:style style:name="T1" style:family="text">
      <style:text-properties style:font-name="Times New Roman"/>
    </style:style>
    <style:style style:name="T2" style:family="text">
      <style:text-properties officeooo:rsid="000692ed"/>
    </style:style>
    <style:style style:name="T3" style:family="text">
      <style:text-properties style:use-window-font-color="true" fo:font-size="15pt" style:text-underline-style="none" officeooo:rsid="0001e922" fo:background-color="#ffffff" loext:char-shading-value="0" style:font-size-asian="15pt" style:font-size-complex="15pt"/>
    </style:style>
    <style:style style:name="T4" style:family="text">
      <style:text-properties style:use-window-font-color="true" fo:font-size="15pt" style:text-underline-style="none" officeooo:rsid="000886e7" fo:background-color="#ffffff" loext:char-shading-value="0" style:font-size-asian="15pt" style:font-size-complex="15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7940d"/>
    </style:style>
    <style:style style:name="T7" style:family="text">
      <style:text-properties officeooo:rsid="000b438b"/>
    </style:style>
    <style:style style:name="T8" style:family="text">
      <style:text-properties officeooo:rsid="00162655"/>
    </style:style>
    <style:style style:name="T9" style:family="text">
      <style:text-properties officeooo:rsid="001b6b63"/>
    </style:style>
    <style:style style:name="T10" style:family="text">
      <style:text-properties officeooo:rsid="0011c864"/>
    </style:style>
    <style:style style:name="T11" style:family="text">
      <style:text-properties officeooo:rsid="00124228"/>
    </style:style>
    <style:style style:name="T12" style:family="text">
      <style:text-properties officeooo:rsid="00132c75"/>
    </style:style>
    <style:style style:name="T13" style:family="text">
      <style:text-properties officeooo:rsid="00164070"/>
    </style:style>
    <style:style style:name="T14" style:family="text">
      <style:text-properties fo:font-variant="normal" fo:text-transform="none"/>
    </style:style>
    <style:style style:name="T15" style:family="text">
      <style:text-properties fo:font-variant="normal" fo:text-transform="none" style:use-window-font-color="true" fo:font-size="15pt" style:text-underline-style="none" officeooo:rsid="000886e7" fo:background-color="#ffffff" loext:char-shading-value="0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">Modèle</text:span> de stylage</text:p>
      <text:p text:style-name="P19"/>
      <text:p text:style-name="P38">term</text:p>
      <text:p text:style-name="P22"/>
      <text:p text:style-name="Standard">&lt;front&gt;</text:p>
      <text:p text:style-name="P22"><text:span text:style-name="pb"><text:span text:style-name="T5">[pb n= <text:s/>facs=]</text:span></text:span></text:p>
      <text:p text:style-name="P17">front_main</text:p>
      <text:p text:style-name="P37"/>
      <text:p text:style-name="front_5f_sub">front_sub</text:p>
      <text:p text:style-name="P37">&lt;ATTimage&gt;</text:p>
      <text:p text:style-name="P22"><text:span text:style-name="pb"><text:span text:style-name="T5">[pb n= <text:s/>facs=]</text:span></text:span></text:p>
      <text:p text:style-name="Standard">&lt;/front&gt;</text:p>
      <text:p text:style-name="P36">titre1</text:p>
      <text:p text:style-name="P16">l</text:p>
      <text:p text:style-name="P32">(ou)</text:p>
      <text:p text:style-name="p">p</text:p>
      <text:p text:style-name="Standard"/>
      <text:p text:style-name="P12">titre2</text:p>
      <text:p text:style-name="P16">l</text:p>
      <text:p text:style-name="P32">(ou)</text:p>
      <text:p text:style-name="P39">p</text:p>
      <text:p text:style-name="P15">titre3</text:p>
      <text:p text:style-name="Standard"/>
      <text:p text:style-name="P16">l</text:p>
      <text:p text:style-name="P32">(ou)</text:p>
      <text:p text:style-name="P39">p</text:p>
      <text:p text:style-name="P22"/>
      <text:p text:style-name="P12">titre2</text:p>
      <text:p text:style-name="P16">l</text:p>
      <text:p text:style-name="P32">(ou)</text:p>
      <text:p text:style-name="P39">p</text:p>
      <text:p text:style-name="P15">titre3</text:p>
      <text:p text:style-name="P33">Tableau recapitulatif</text:p>
      <text:p text:style-name="P25"/>
      <text:p text:style-name="P26"><text:span text:style-name="T3">1. </text:span><text:span text:style-name="T4">L</text:span><text:span text:style-name="T15">es styles paragraphes</text:span></text:p>
      <text:p text:style-name="P2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Éléments stylés</text:p>
          </table:table-cell>
          <table:table-cell table:style-name="Tableau1.B1" office:value-type="string">
            <text:p text:style-name="P1">Style paragraphe</text:p>
            <text:p text:style-name="P1"/>
          </table:table-cell>
        </table:table-row>
        <table:table-row>
          <table:table-cell table:style-name="Tableau1.A2" office:value-type="string">
            <text:p text:style-name="P6">header</text:p>
          </table:table-cell>
          <table:table-cell table:style-name="Tableau1.B2" office:value-type="string">
            <text:p text:style-name="term">term</text:p>
          </table:table-cell>
        </table:table-row>
        <table:table-row>
          <table:table-cell table:style-name="Tableau1.A2" office:value-type="string">
            <text:p text:style-name="Standard">Titre principale <text:span text:style-name="T6">du recueil<text:line-break/>(sur la page de garde)</text:span></text:p>
          </table:table-cell>
          <table:table-cell table:style-name="Tableau1.B2" office:value-type="string">
            <text:p text:style-name="P18">front_main</text:p>
          </table:table-cell>
        </table:table-row>
        <table:table-row>
          <table:table-cell table:style-name="Tableau1.A2" office:value-type="string">
            <text:p text:style-name="P3">Sous-titre d<text:span text:style-name="T10">u recueil</text:span><text:line-break/>(sur la page de garde)</text:p>
          </table:table-cell>
          <table:table-cell table:style-name="Tableau1.B2" office:value-type="string">
            <text:p text:style-name="P34"><text:span text:style-name="Police_20_par_20_défaut"><text:span text:style-name="T1">front_sub</text:span></text:span></text:p>
          </table:table-cell>
        </table:table-row>
        <table:table-row>
          <table:table-cell table:style-name="Tableau1.A2" office:value-type="string">
            <text:p text:style-name="P10">Pour les informations relatives à l’impression,</text:p>
            <text:p text:style-name="P10">lieu et imprimeur (préface)</text:p>
          </table:table-cell>
          <table:table-cell table:style-name="Tableau1.B2" office:value-type="string">
            <text:p text:style-name="front_5f_docImprint">front_docImprint</text:p>
          </table:table-cell>
        </table:table-row>
        <table:table-row>
          <table:table-cell table:style-name="Tableau1.A2" office:value-type="string">
            <text:p text:style-name="P9">Pour l’épigraphe dans les préfaces (préface)</text:p>
          </table:table-cell>
          <table:table-cell table:style-name="Tableau1.B2" office:value-type="string">
            <text:p text:style-name="front_5f_epigraph">front_epigraph</text:p>
          </table:table-cell>
        </table:table-row>
        <table:table-row table:style-name="Tableau1.7">
          <table:table-cell table:style-name="Tableau1.A2" office:value-type="string">
            <text:p text:style-name="P2">Titre d<text:span text:style-name="T7">u receuil</text:span></text:p>
            <text:p text:style-name="P2">(<text:span text:style-name="T2">si répété en dehors de la page de garde</text:span>)</text:p>
          </table:table-cell>
          <table:table-cell table:style-name="Tableau1.B2" office:value-type="string">
            <text:p text:style-name="P35">titre1</text:p>
          </table:table-cell>
        </table:table-row>
        <table:table-row>
          <table:table-cell table:style-name="Tableau1.A2" office:value-type="string">
            <text:p text:style-name="P4">Titre de nouvelle</text:p>
            <text:p text:style-name="P2"/>
          </table:table-cell>
          <table:table-cell table:style-name="Tableau1.B2" office:value-type="string">
            <text:p text:style-name="P14">titre2</text:p>
          </table:table-cell>
        </table:table-row>
        <table:table-row>
          <table:table-cell table:style-name="Tableau1.A2" office:value-type="string">
            <text:p text:style-name="P4">Numéro de nouvelle / Titre dans une nouvelle</text:p>
            <text:p text:style-name="P4"/>
          </table:table-cell>
          <table:table-cell table:style-name="Tableau1.B2" office:value-type="string">
            <text:p text:style-name="P13">titre3</text:p>
          </table:table-cell>
        </table:table-row>
        <table:table-row>
          <table:table-cell table:style-name="Tableau1.A2" office:value-type="string">
            <text:p text:style-name="P2">Texte en vers</text:p>
          </table:table-cell>
          <table:table-cell table:style-name="Tableau1.B2" office:value-type="string">
            <text:p text:style-name="l">l</text:p>
          </table:table-cell>
        </table:table-row>
        <table:table-row>
          <table:table-cell table:style-name="Tableau1.A2" office:value-type="string">
            <text:p text:style-name="P2">Texte en prose</text:p>
          </table:table-cell>
          <table:table-cell table:style-name="Tableau1.B2" office:value-type="string">
            <text:p text:style-name="p">p</text:p>
          </table:table-cell>
        </table:table-row>
        <table:table-row>
          <table:table-cell table:style-name="Tableau1.A2" office:value-type="string">
            <text:p text:style-name="P2">Pour marquer <text:span text:style-name="T11">les locuteurs</text:span></text:p>
          </table:table-cell>
          <table:table-cell table:style-name="Tableau1.B2" office:value-type="string">
            <text:p text:style-name="speaker">speake<text:span text:style-name="T2">r</text:span></text:p>
          </table:table-cell>
        </table:table-row>
        <table:table-row>
          <table:table-cell table:style-name="Tableau1.A2" office:value-type="string">
            <text:p text:style-name="P5">Pour marquer la présence, à cet endroit, d’une illustration</text:p>
          </table:table-cell>
          <table:table-cell table:style-name="Tableau1.B2" office:value-type="string">
            <text:p text:style-name="figure">figure</text:p>
          </table:table-cell>
        </table:table-row>
        <table:table-row>
          <table:table-cell table:style-name="Tableau1.A2" office:value-type="string">
            <text:p text:style-name="P11">Pour marquer les cul-de-lampes</text:p>
          </table:table-cell>
          <table:table-cell table:style-name="Tableau1.B2" office:value-type="string">
            <text:p text:style-name="cul_5f_de_5f_lampe">cul_de_lampe</text:p>
          </table:table-cell>
        </table:table-row>
      </table:table>
      <text:p text:style-name="P23"/>
      <text:p text:style-name="P27">2. L<text:span text:style-name="T14">es styles caractères</text:span></text:p>
      <text:p text:style-name="P2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Pour numéroter les pages ou les feuillets</text:p>
          </table:table-cell>
          <table:table-cell table:style-name="Tableau2.B1" office:value-type="string">
            <text:p text:style-name="Standard"><text:span text:style-name="pb">pb</text:span></text:p>
          </table:table-cell>
        </table:table-row>
        <table:table-row>
          <table:table-cell table:style-name="Tableau2.A2" table:number-columns-spanned="2" office:value-type="string">
            <text:p text:style-name="P7"/>
            <text:p text:style-name="P7">Les styles de caractères</text:p>
          </table:table-cell>
          <table:covered-table-cell/>
        </table:table-row>
        <table:table-row>
          <table:table-cell table:style-name="Tableau2.A3" office:value-type="string">
            <text:p text:style-name="P2">Pour les <text:span text:style-name="T8">passages</text:span> en majuscules</text:p>
          </table:table-cell>
          <table:table-cell table:style-name="Tableau2.A2" office:value-type="string">
            <text:p text:style-name="Standard"><text:span text:style-name="style_5f_uc"><text:span text:style-name="T1">style_uc</text:span></text:span></text:p>
          </table:table-cell>
        </table:table-row>
        <table:table-row>
          <table:table-cell table:style-name="Tableau2.A3" office:value-type="string">
            <text:p text:style-name="P2">Pour les pa<text:span text:style-name="T8">ssages</text:span> en petites majuscules</text:p>
          </table:table-cell>
          <table:table-cell table:style-name="Tableau2.A2" office:value-type="string">
            <text:p text:style-name="Standard"><text:span text:style-name="style_5f_sc"><text:span text:style-name="T1">style_sc</text:span></text:span></text:p>
          </table:table-cell>
        </table:table-row>
        <table:table-row>
          <table:table-cell table:style-name="Tableau2.A3" office:value-type="string">
            <text:p text:style-name="P8">Pour les passages en italique</text:p>
          </table:table-cell>
          <table:table-cell table:style-name="Tableau2.A2" office:value-type="string">
            <text:p text:style-name="Standard"><text:span text:style-name="style_5f_i"><text:span text:style-name="T1">style_i</text:span></text:span></text:p>
          </table:table-cell>
        </table:table-row>
        <table:table-row>
          <table:table-cell table:style-name="Tableau2.A2" table:number-columns-spanned="2" office:value-type="string">
            <text:p text:style-name="P7"/>
            <text:p text:style-name="P7">Les coquilles typographiques</text:p>
          </table:table-cell>
          <table:covered-table-cell/>
        </table:table-row>
        <table:table-row>
          <table:table-cell table:style-name="Tableau2.A3" office:value-type="string">
            <text:p text:style-name="P23">Pour les erreurs dans le texte (orig)</text:p>
          </table:table-cell>
          <table:table-cell table:style-name="Tableau2.A2" office:value-type="string">
            <text:p text:style-name="Standard"><text:span text:style-name="typo_5f_orig"><text:span text:style-name="T1">typo_orig</text:span></text:span></text:p>
          </table:table-cell>
        </table:table-row>
        <table:table-row>
          <table:table-cell table:style-name="Tableau2.A3" office:value-type="string">
            <text:p text:style-name="P23">Pour les corrections</text:p>
            <text:p text:style-name="P23">(reg)</text:p>
          </table:table-cell>
          <table:table-cell table:style-name="Tableau2.A2" office:value-type="string">
            <text:p text:style-name="Standard"><text:span text:style-name="typo_5f_reg"><text:span text:style-name="T1">typo_reg</text:span></text:span></text:p>
          </table:table-cell>
        </table:table-row>
        <text:soft-page-break/>
        <table:table-row>
          <table:table-cell table:style-name="Tableau2.A3" office:value-type="string">
            <text:p text:style-name="Standard">Pour la restitution des lettres effacées</text:p>
          </table:table-cell>
          <table:table-cell table:style-name="Tableau2.A2" office:value-type="string">
            <text:p text:style-name="Standard"><text:span text:style-name="damage"><text:span text:style-name="T1">damage</text:span></text:span></text:p>
          </table:table-cell>
        </table:table-row>
        <table:table-row>
          <table:table-cell table:style-name="Tableau2.A2" table:number-columns-spanned="2" office:value-type="string">
            <text:p text:style-name="Standard"/>
            <text:p text:style-name="P40">Les lettrines</text:p>
          </table:table-cell>
          <table:covered-table-cell/>
        </table:table-row>
        <table:table-row>
          <table:table-cell table:style-name="Tableau2.A11" office:value-type="string">
            <text:p text:style-name="Standard">Lettrines (selon le nombre de lignes concerné<text:span text:style-name="T9">es</text:span>)</text:p>
          </table:table-cell>
          <table:table-cell table:style-name="Tableau2.B11" office:value-type="string">
            <text:p text:style-name="P29"><text:span text:style-name="lettrine2"><text:span text:style-name="T1">lettrine2</text:span></text:span></text:p>
            <text:p text:style-name="P29"><text:span text:style-name="lettrine3"><text:span text:style-name="T1">lettrine3</text:span></text:span></text:p>
            <text:p text:style-name="P29"><text:span text:style-name="lettrine4"><text:span text:style-name="T1">lettrine4</text:span></text:span></text:p>
            <text:p text:style-name="P29"><text:span text:style-name="lettrine5"><text:span text:style-name="T1">lettrine5</text:span></text:span></text:p>
            <text:p text:style-name="P29"><text:span text:style-name="lettrine6"><text:span text:style-name="T1">lettrine6</text:span></text:span></text:p>
            <text:p text:style-name="P29"><text:span text:style-name="lettrine7"><text:span text:style-name="T1">lettrine7</text:span></text:span></text:p>
            <text:p text:style-name="P29"><text:span text:style-name="lettrine8"><text:span text:style-name="T1">lettrine8</text:span></text:span></text:p>
            <text:p text:style-name="P24"><text:span text:style-name="lettrine9">lettrine9</text:span></text:p>
          </table:table-cell>
        </table:table-row>
        <table:table-row>
          <table:table-cell table:style-name="Tableau2.B11" table:number-columns-spanned="2" office:value-type="string">
            <text:p text:style-name="P41"/>
            <text:p text:style-name="P41">La ponctuation</text:p>
          </table:table-cell>
          <table:covered-table-cell/>
        </table:table-row>
        <table:table-row>
          <table:table-cell table:style-name="Tableau2.A11" office:value-type="string">
            <text:p text:style-name="Standard"><text:span text:style-name="T13">Pour marquer les </text:span>guillemets et parenthèses rajoutés <text:span text:style-name="T13">dans les dialogues</text:span></text:p>
          </table:table-cell>
          <table:table-cell table:style-name="Tableau2.B11" office:value-type="string">
            <text:p text:style-name="P30"><text:span text:style-name="pc">pc</text:span></text:p>
          </table:table-cell>
        </table:table-row>
        <table:table-row>
          <table:table-cell table:style-name="Tableau2.B11" table:number-columns-spanned="2" office:value-type="string">
            <text:p text:style-name="Standard"/>
            <text:p text:style-name="P40">Les ornements textuelles</text:p>
          </table:table-cell>
          <table:covered-table-cell/>
        </table:table-row>
        <table:table-row>
          <table:table-cell table:style-name="Tableau2.A11" office:value-type="string">
            <text:p text:style-name="Standard">Pour les fleurons</text:p>
          </table:table-cell>
          <table:table-cell table:style-name="Tableau2.B11" office:value-type="string">
            <text:p text:style-name="P31">orn_fleuron</text:p>
          </table:table-cell>
        </table:table-row>
        <table:table-row>
          <table:table-cell table:style-name="Tableau2.B11" table:number-columns-spanned="2" office:value-type="string">
            <text:p text:style-name="P40"/>
            <text:p text:style-name="P40">Les <text:span text:style-name="T12">passages en langues étrangère</text:span></text:p>
          </table:table-cell>
          <table:covered-table-cell/>
        </table:table-row>
        <table:table-row>
          <table:table-cell table:style-name="Tableau2.A11" office:value-type="string">
            <text:p text:style-name="Standard">Pour les passages en latin</text:p>
          </table:table-cell>
          <table:table-cell table:style-name="Tableau2.B11" office:value-type="string">
            <text:p text:style-name="P31"><text:span text:style-name="foreign_5f_lat">foreign-lat</text:span></text:p>
          </table:table-cell>
        </table:table-row>
        <table:table-row>
          <table:table-cell table:style-name="Tableau2.A11" office:value-type="string">
            <text:p text:style-name="Standard">Pour les passages en italien</text:p>
          </table:table-cell>
          <table:table-cell table:style-name="Tableau2.B11" office:value-type="string">
            <text:p text:style-name="P31"><text:span text:style-name="foreign_5f_ita">foreign_ital</text:span></text:p>
          </table:table-cell>
        </table:table-row>
        <table:table-row>
          <table:table-cell table:style-name="Tableau2.A3" office:value-type="string">
            <text:p text:style-name="Standard"/>
          </table:table-cell>
          <table:table-cell table:style-name="Tableau2.A2" office:value-type="string">
            <text:p text:style-name="P31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ont_5f_main" style:display-name="front_main" style:family="paragraph">
      <loext:graphic-properties draw:fill="none" draw:fill-color="#b4c7dc"/>
      <style:paragraph-properties fo:text-align="center" style:justify-single-word="false" fo:hyphenation-ladder-count="no-limit" fo:background-color="transparent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>
      <loext:graphic-properties draw:fill="none" draw:fill-color="#ffffa6"/>
      <style:paragraph-properties fo:hyphenation-ladder-count="no-limit" fo:background-color="transparent" fo:padding="0cm" fo:border="none"/>
      <style:text-properties style:use-window-font-color="true" fo:font-size="15pt" fo:font-style="normal" fo:font-weight="bold" fo:background-color="transparent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 fo:text-align="end" style:justify-single-word="false" fo:keep-together="always" fo:hyphenation-ladder-count="no-limit" style:border-line-width="0.018cm 0.004cm 0.018cm" fo:padding="0.049cm" fo:border="1.11pt double-thin #ff0000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default-outline-level="" style:list-style-name="">
      <loext:graphic-properties draw:fill="none" draw:fill-color="#e0c2cd"/>
      <style:paragraph-properties fo:text-align="center" style:justify-single-word="false" fo:background-color="transparent" fo:padding="0.049cm" fo:border="none"/>
      <style:text-properties style:use-window-font-color="true" fo:font-weight="bold"/>
    </style:style>
    <style:style style:name="l" style:family="paragraph">
      <style:paragraph-properties fo:margin-left="0.42cm" fo:margin-right="0cm" fo:margin-top="0cm" fo:margin-bottom="0cm" loext:contextual-spacing="false" fo:line-height="100%" fo:hyphenation-ladder-count="no-limit" fo:text-indent="-0.42cm" style:auto-text-indent="false" fo:padding="0.199cm" fo:border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itre2" style:family="paragraph">
      <loext:graphic-properties draw:fill="none" draw:fill-color="#ffd8ce"/>
      <style:paragraph-properties fo:text-align="center" style:justify-single-word="false" fo:background-color="transparent" fo:padding="0.101cm" fo:border="none"/>
      <style:text-properties style:use-window-font-color="true" fo:font-weight="bold"/>
    </style:style>
    <style:style style:name="titre3" style:family="paragraph">
      <loext:graphic-properties draw:fill="none" draw:fill-color="#fff5ce"/>
      <style:paragraph-properties fo:text-align="center" style:justify-single-word="false" fo:background-color="transparent"/>
      <style:text-properties style:use-window-font-color="true" fo:font-weight="bold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 fo:hyphenation-remain-char-count="2" fo:hyphenation-push-char-count="2"/>
    </style:style>
    <style:style style:name="speaker" style:family="paragraph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style:use-window-font-color="true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p" style:family="paragraph">
      <style:paragraph-properties fo:padding="0.199cm" fo:border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ont_5f_epigraph" style:display-name="front_epigraph" style:family="paragraph"/>
    <style:style style:name="front_5f_docImprint" style:display-name="front_docImprint" style:family="paragraph"/>
    <style:style style:name="cul_5f_de_5f_lampe" style:display-name="cul_de_lampe" style:family="paragraph"/>
    <style:style style:name="Police_20_par_20_défaut" style:display-name="Police par défaut" style:family="text"/>
    <style:style style:name="pb" style:family="text">
      <style:text-properties style:font-name="Times New Roman" fo:font-family="'Times New Roman'" style:font-family-generic="roman" style:font-pitch="variable" fo:font-weight="bold" fo:background-color="transparent" style:font-weight-asian="bold" style:font-name-complex="Times New Roman" style:font-family-complex="'Times New Roman'" style:font-family-generic-complex="roman" style:font-pitch-complex="variable"/>
    </style:style>
    <style:style style:name="typo_5f_orig" style:display-name="typo_orig" style:family="text">
      <style:text-properties style:use-window-font-color="true" fo:font-weight="bold" fo:background-color="transparent"/>
    </style:style>
    <style:style style:name="typo_5f_reg" style:display-name="typo_reg" style:family="text">
      <style:text-properties style:use-window-font-color="true" fo:font-weight="bold" fo:background-color="transparent"/>
    </style:style>
    <style:style style:name="style_5f_uc" style:display-name="style_uc" style:family="text">
      <style:text-properties fo:text-transform="uppercase" style:use-window-font-color="true" fo:font-weight="normal" fo:background-color="transparent"/>
    </style:style>
    <style:style style:name="style_5f_sc" style:display-name="style_sc" style:family="text">
      <style:text-properties fo:font-variant="small-caps" style:use-window-font-color="true" fo:font-weight="normal" fo:background-color="transparent"/>
    </style:style>
    <style:style style:name="style_5f_i" style:display-name="style_i" style:family="text">
      <style:text-properties style:use-window-font-color="true" fo:font-style="italic" style:text-underline-style="none" fo:font-weight="normal" fo:background-color="transparent" style:text-overline-style="none" style:text-overline-color="font-color"/>
    </style:style>
    <style:style style:name="damage" style:family="text">
      <style:text-properties style:use-window-font-color="true" fo:font-weight="bold" fo:background-color="transparent"/>
    </style:style>
    <style:style style:name="lettrine2" style:family="text">
      <style:text-properties style:use-window-font-color="true" fo:font-style="normal" fo:font-weight="bold" fo:background-color="#ffffff"/>
    </style:style>
    <style:style style:name="lettrine3" style:family="text">
      <style:text-properties style:use-window-font-color="true" fo:font-weight="bold" fo:background-color="#ffffff"/>
    </style:style>
    <style:style style:name="lettrine4" style:family="text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lettrine6" style:family="text">
      <style:text-properties fo:font-variant="normal" fo:text-transform="none" style:use-window-font-color="true" fo:font-weight="bold" fo:background-color="#ffffff"/>
    </style:style>
    <style:style style:name="lettrine7" style:family="text" style:parent-style-name="lettrine5">
      <style:text-properties style:use-window-font-color="true" fo:background-color="#ffffff"/>
    </style:style>
    <style:style style:name="lettrine8" style:family="text">
      <style:text-properties style:use-window-font-color="true" fo:font-weight="bold" fo:background-color="#ffffff"/>
    </style:style>
    <style:style style:name="lettrine9" style:family="text">
      <style:text-properties style:use-window-font-color="true" fo:font-weight="bold" fo:background-color="#ffffff"/>
    </style:style>
    <style:style style:name="pc" style:family="text"/>
    <style:style style:name="orn_5f_fleuron" style:display-name="orn_fleuron" style:family="text"/>
    <style:style style:name="foreign_5f_lat" style:display-name="foreign_lat" style:family="text"/>
    <style:style style:name="foreign_5f_ita" style:display-name="foreign_ita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4:10:27.281000000</meta:creation-date>
    <dc:date>2019-07-08T17:07:08.981000000</dc:date>
    <meta:editing-duration>PT1H21M36S</meta:editing-duration>
    <meta:editing-cycles>14</meta:editing-cycles>
    <meta:generator>LibreOffice/6.2.4.2$Windows_X86_64 LibreOffice_project/2412653d852ce75f65fbfa83fb7e7b669a126d64</meta:generator>
    <meta:document-statistic meta:table-count="2" meta:image-count="0" meta:object-count="0" meta:page-count="3" meta:paragraph-count="97" meta:word-count="247" meta:character-count="1547" meta:non-whitespace-character-count="1395"/>
  </office:meta>
</office:document-meta>
</file>